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e one with roman upper page notation.</text:p>
      <text:p text:style-name="Standard">Page break after.</text:p>
      <text:p text:style-name="P2">Page two with roman upper page notation.</text:p>
      <text:p text:style-name="Standard">Page break after.</text:p>
      <text:p text:style-name="P2">Page three with roman upper page notation.</text:p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I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8-18T17:39:22</meta:creation-date>
    <dc:date>2009-08-18T17:54:14</dc:date>
    <dc:creator>Vincent Spiewak</dc:creator>
    <meta:editing-duration>PT00H03M26S</meta:editing-duration>
    <meta:editing-cycles>2</meta:editing-cycles>
    <meta:generator>OpenOffice.org/3.1$Unix OpenOffice.org_project/310m11$Build-9399</meta:generator>
    <meta:document-statistic meta:table-count="0" meta:image-count="0" meta:object-count="0" meta:page-count="3" meta:paragraph-count="7" meta:word-count="30" meta:character-count="167"/>
  </office:meta>
</office:document-meta>
</file>